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138.8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7.34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dddddd" fo:font-weight="bold" style:font-weight-asian="bold" style:font-weight-complex="bold"/>
    </style:style>
    <style:style style:name="ce6" style:family="table-cell" style:parent-style-name="Default">
      <style:text-properties fo:color="#dddddd"/>
    </style:style>
    <style:style style:name="ce7" style:family="table-cell" style:parent-style-name="Default" style:data-style-name="N105"/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Attack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ttack time (samples)</text:p>
          </table:table-cell>
          <table:table-cell table:style-name="ce2" office:value-type="string" calcext:value-type="string">
            <text:p>Fi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937" calcext:value-type="float">
            <text:p>423937</text:p>
          </table:table-cell>
          <table:table-cell office:value-type="string" calcext:value-type="string">
            <text:p>ym09/data/noise/noabs_0_0_~AM_3_127_1#2_0_0_15_0_0#1_9_4_0_0_57.ym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2625" calcext:value-type="float">
            <text:p>282625</text:p>
          </table:table-cell>
          <table:table-cell office:value-type="string" calcext:value-type="string">
            <text:p>ym09/data/noise/noabs_0_0_~AM_3_127_1#3_0_0_15_0_0#1_9_4_0_0_57.ym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1969" calcext:value-type="float">
            <text:p>211969</text:p>
          </table:table-cell>
          <table:table-cell office:value-type="string" calcext:value-type="string">
            <text:p>ym09/data/noise/noabs_0_0_~AM_3_127_1#4_0_0_15_0_0#1_9_4_0_0_57.ym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1313" calcext:value-type="float">
            <text:p>141313</text:p>
          </table:table-cell>
          <table:table-cell office:value-type="string" calcext:value-type="string">
            <text:p>ym09/data/noise/noabs_0_0_~AM_3_127_1#5_0_0_15_0_0#1_9_4_0_0_57.ym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985" calcext:value-type="float">
            <text:p>105985</text:p>
          </table:table-cell>
          <table:table-cell office:value-type="string" calcext:value-type="string">
            <text:p>ym09/data/noise/noabs_0_0_~AM_3_127_1#6_0_0_15_0_0#1_9_4_0_0_57.ym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656" calcext:value-type="float">
            <text:p>70656</text:p>
          </table:table-cell>
          <table:table-cell office:value-type="string" calcext:value-type="string">
            <text:p>ym09/data/noise/noabs_0_0_~AM_3_127_1#7_0_0_15_0_0#1_9_4_0_0_57.ym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992" calcext:value-type="float">
            <text:p>52992</text:p>
          </table:table-cell>
          <table:table-cell office:value-type="string" calcext:value-type="string">
            <text:p>ym09/data/noise/noabs_0_0_~AM_3_127_1#8_0_0_15_0_0#1_9_4_0_0_57.ym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329" calcext:value-type="float">
            <text:p>35329</text:p>
          </table:table-cell>
          <table:table-cell office:value-type="string" calcext:value-type="string">
            <text:p>ym09/data/noise/noabs_0_0_~AM_3_127_1#9_0_0_15_0_0#1_9_4_0_0_57.ym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497" calcext:value-type="float">
            <text:p>26497</text:p>
          </table:table-cell>
          <table:table-cell office:value-type="string" calcext:value-type="string">
            <text:p>ym09/data/noise/noabs_0_0_~AM_3_127_1#10_0_0_15_0_0#1_9_4_0_0_57.ym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65" calcext:value-type="float">
            <text:p>17665</text:p>
          </table:table-cell>
          <table:table-cell office:value-type="string" calcext:value-type="string">
            <text:p>ym09/data/noise/noabs_0_0_~AM_3_127_1#11_0_0_15_0_0#1_9_4_0_0_57.ym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49" calcext:value-type="float">
            <text:p>13249</text:p>
          </table:table-cell>
          <table:table-cell office:value-type="string" calcext:value-type="string">
            <text:p>ym09/data/noise/noabs_0_0_~AM_3_127_1#12_0_0_15_0_0#1_9_4_0_0_57.ym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33" calcext:value-type="float">
            <text:p>8833</text:p>
          </table:table-cell>
          <table:table-cell office:value-type="string" calcext:value-type="string">
            <text:p>ym09/data/noise/noabs_0_0_~AM_3_127_1#13_0_0_15_0_0#1_9_4_0_0_57.ym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ym09/data/noise/noabs_0_0_~AM_3_127_1#14_0_0_15_0_0#1_9_4_0_0_57.ym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17" calcext:value-type="float">
            <text:p>4417</text:p>
          </table:table-cell>
          <table:table-cell office:value-type="string" calcext:value-type="string">
            <text:p>ym09/data/noise/noabs_0_0_~AM_3_127_1#15_0_0_15_0_0#1_9_4_0_0_57.ym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ym09/data/noise/noabs_0_0_~AM_3_127_1#16_0_0_15_0_0#1_9_4_0_0_57.ym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m09/data/noise/noabs_0_0_~AM_3_127_1#17_0_0_15_0_0#1_9_4_0_0_57.ym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ym09/data/noise/noabs_0_0_~AM_3_127_1#18_0_0_15_0_0#1_9_4_0_0_57.ym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ym09/data/noise/noabs_0_0_~AM_3_127_1#19_0_0_15_0_0#1_9_4_0_0_57.ym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ym09/data/noise/noabs_0_0_~AM_3_127_1#20_0_0_15_0_0#1_9_4_0_0_57.ym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ym09/data/noise/noabs_0_0_~AM_3_127_1#21_0_0_15_0_0#1_9_4_0_0_57.ym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415" calcext:value-type="float">
            <text:p>415</text:p>
          </table:table-cell>
          <table:table-cell office:value-type="string" calcext:value-type="string">
            <text:p>ym09/data/noise/noabs_0_0_~AM_3_127_1#22_0_0_15_0_0#1_9_4_0_0_57.ym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ym09/data/noise/noabs_0_0_~AM_3_127_1#23_0_0_15_0_0#1_9_4_0_0_57.ym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ym09/data/noise/noabs_0_0_~AM_3_127_1#24_0_0_15_0_0#1_9_4_0_0_57.ym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ym09/data/noise/noabs_0_0_~AM_3_127_1#25_0_0_15_0_0#1_9_4_0_0_57.ym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ym09/data/noise/noabs_0_0_~AM_3_127_1#26_0_0_15_0_0#1_9_4_0_0_57.ym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m09/data/noise/noabs_0_0_~AM_3_127_1#27_0_0_15_0_0#1_9_4_0_0_57.ym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ym09/data/noise/noabs_0_0_~AM_3_127_1#28_0_0_15_0_0#1_9_4_0_0_57.ym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m09/data/noise/noabs_0_0_~AM_3_127_1#29_0_0_15_0_0#1_9_4_0_0_57.ym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m09/data/noise/noabs_0_0_~AM_3_127_1#30_0_0_15_0_0#1_9_4_0_0_57.ym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/>
        </table:table-row>
        <table:table-row table:style-name="ro1">
          <table:table-cell/>
          <table:table-cell office:value-type="float" office:value="-2044" calcext:value-type="float">
            <text:p>-2044</text:p>
          </table:table-cell>
          <table:table-cell/>
        </table:table-row>
        <table:table-row table:style-name="ro1">
          <table:table-cell/>
          <table:table-cell table:formula="of:=2040-1024-512" office:value-type="float" office:value="504" calcext:value-type="float">
            <text:p>504</text:p>
          </table:table-cell>
          <table:table-cell table:style-name="ce2" table:formula="of:=DEC2BIN([.B38];10)" office:value-type="string" office:string-value="0111111000" calcext:value-type="string">
            <text:p>0111111000</text:p>
          </table:table-cell>
        </table:table-row>
        <table:table-row table:style-name="ro1">
          <table:table-cell/>
          <table:table-cell table:formula="of:=-2044+1024+512" office:value-type="float" office:value="-508" calcext:value-type="float">
            <text:p>-508</text:p>
          </table:table-cell>
          <table:table-cell table:style-name="ce2" table:formula="of:=DEC2BIN([.B39];10)" office:value-type="string" office:string-value="1000000100" calcext:value-type="string">
            <text:p>1000000100</text:p>
          </table:table-cell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ecay Rate" table:style-name="ta1">
        <table:table-column table:style-name="co1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>
            <text:p>D1R=D2R</text:p>
          </table:table-cell>
          <table:table-cell table:style-name="ce5" table:number-columns-repeated="4"/>
          <table:table-cell table:style-name="ce4" office:value-type="string" calcext:value-type="string">
            <text:p>m</text:p>
          </table:table-cell>
          <table:table-cell table:style-name="ce8" office:value-type="string" calcext:value-type="string">
            <text:p>1/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5623" calcext:value-type="float">
            <text:p>515623</text:p>
          </table:table-cell>
          <table:table-cell office:value-type="float" office:value="1872" calcext:value-type="float">
            <text:p>187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]-[.E2])/([.B2]-[.D2])" office:value-type="float" office:value="-0.000325823868925712" calcext:value-type="float">
            <text:p>-0,00033</text:p>
          </table:table-cell>
          <table:table-cell table:style-name="ce9" table:formula="of:=1/[.F2]" office:value-type="float" office:value="-3069.14285714286" calcext:value-type="float">
            <text:p>-3069,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0215" calcext:value-type="float">
            <text:p>340215</text:p>
          </table:table-cell>
          <table:table-cell office:value-type="float" office:value="1872" calcext:value-type="float">
            <text:p>187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3]-[.E3])/([.B3]-[.D3])" office:value-type="float" office:value="-0.000493815548135258" calcext:value-type="float">
            <text:p>-0,00049</text:p>
          </table:table-cell>
          <table:table-cell table:style-name="ce9" table:formula="of:=1/[.F3]" office:value-type="float" office:value="-2025.04761904762" calcext:value-type="float">
            <text:p>-2025,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7281" calcext:value-type="float">
            <text:p>257281</text:p>
          </table:table-cell>
          <table:table-cell office:value-type="float" office:value="1872" calcext:value-type="float">
            <text:p>1872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4]-[.E4])/([.B4]-[.D4])" office:value-type="float" office:value="-0.000652997765037411" calcext:value-type="float">
            <text:p>-0,00065</text:p>
          </table:table-cell>
          <table:table-cell table:style-name="ce9" table:formula="of:=1/[.F4]" office:value-type="float" office:value="-1531.39880952381" calcext:value-type="float">
            <text:p>-1531,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1242" calcext:value-type="float">
            <text:p>171242</text:p>
          </table:table-cell>
          <table:table-cell office:value-type="float" office:value="1872" calcext:value-type="float">
            <text:p>1872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5]-[.E5])/([.B5]-[.D5])" office:value-type="float" office:value="-0.00098110210469761" calcext:value-type="float">
            <text:p>-0,00098</text:p>
          </table:table-cell>
          <table:table-cell table:style-name="ce9" table:formula="of:=1/[.F5]" office:value-type="float" office:value="-1019.2619047619" calcext:value-type="float">
            <text:p>-1019,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316" calcext:value-type="float">
            <text:p>128316</text:p>
          </table:table-cell>
          <table:table-cell office:value-type="float" office:value="1872" calcext:value-type="float">
            <text:p>187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6]-[.E6])/([.B6]-[.D6])" office:value-type="float" office:value="-0.00130933917340171" calcext:value-type="float">
            <text:p>-0,00131</text:p>
          </table:table-cell>
          <table:table-cell table:style-name="ce9" table:formula="of:=1/[.F6]" office:value-type="float" office:value="-763.744047619048" calcext:value-type="float">
            <text:p>-763,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076" calcext:value-type="float">
            <text:p>126076</text:p>
          </table:table-cell>
          <table:table-cell office:value-type="float" office:value="1792" calcext:value-type="float">
            <text:p>179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7]-[.E7])/([.B7]-[.D7])" office:value-type="float" office:value="-0.00196717670482038" calcext:value-type="float">
            <text:p>-0,00197</text:p>
          </table:table-cell>
          <table:table-cell table:style-name="ce9" table:formula="of:=1/[.F7]" office:value-type="float" office:value="-508.342741935484" calcext:value-type="float">
            <text:p>-508,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050" calcext:value-type="float">
            <text:p>64050</text:p>
          </table:table-cell>
          <table:table-cell office:value-type="float" office:value="1872" calcext:value-type="float">
            <text:p>187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8]-[.E8])/([.B8]-[.D8])" office:value-type="float" office:value="-0.00262323751229643" calcext:value-type="float">
            <text:p>-0,00262</text:p>
          </table:table-cell>
          <table:table-cell table:style-name="ce9" table:formula="of:=1/[.F8]" office:value-type="float" office:value="-381.208333333333" calcext:value-type="float">
            <text:p>-381,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309" calcext:value-type="float">
            <text:p>65309</text:p>
          </table:table-cell>
          <table:table-cell office:value-type="float" office:value="1784" calcext:value-type="float">
            <text:p>1784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9]-[.E9])/([.B9]-[.D9])" office:value-type="float" office:value="-0.00392018743396169" calcext:value-type="float">
            <text:p>-0,00392</text:p>
          </table:table-cell>
          <table:table-cell table:style-name="ce9" table:formula="of:=1/[.F9]" office:value-type="float" office:value="-255.08984375" calcext:value-type="float">
            <text:p>-255,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409" calcext:value-type="float">
            <text:p>64409</text:p>
          </table:table-cell>
          <table:table-cell office:value-type="float" office:value="1704" calcext:value-type="float">
            <text:p>1704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0]-[.E10])/([.B10]-[.D10])" office:value-type="float" office:value="-0.00521714826949055" calcext:value-type="float">
            <text:p>-0,00522</text:p>
          </table:table-cell>
          <table:table-cell table:style-name="ce9" table:formula="of:=1/[.F10]" office:value-type="float" office:value="-191.675595238095" calcext:value-type="float">
            <text:p>-191,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458" calcext:value-type="float">
            <text:p>65458</text:p>
          </table:table-cell>
          <table:table-cell office:value-type="float" office:value="1528" calcext:value-type="float">
            <text:p>1528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1]-[.E11])/([.B11]-[.D11])" office:value-type="float" office:value="-0.00782264594887779" calcext:value-type="float">
            <text:p>-0,00782</text:p>
          </table:table-cell>
          <table:table-cell table:style-name="ce9" table:formula="of:=1/[.F11]" office:value-type="float" office:value="-127.833984375" calcext:value-type="float">
            <text:p>-127,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266" calcext:value-type="float">
            <text:p>65266</text:p>
          </table:table-cell>
          <table:table-cell office:value-type="float" office:value="1360" calcext:value-type="float">
            <text:p>1360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2]-[.E12])/([.B12]-[.D12])" office:value-type="float" office:value="-0.0104198590254367" calcext:value-type="float">
            <text:p>-0,01042</text:p>
          </table:table-cell>
          <table:table-cell table:style-name="ce9" table:formula="of:=1/[.F12]" office:value-type="float" office:value="-95.9705882352941" calcext:value-type="float">
            <text:p>-95,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494" calcext:value-type="float">
            <text:p>65494</text:p>
          </table:table-cell>
          <table:table-cell office:value-type="float" office:value="1016" calcext:value-type="float">
            <text:p>1016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3]-[.E13])/([.B13]-[.D13])" office:value-type="float" office:value="-0.0156366912516988" calcext:value-type="float">
            <text:p>-0,01564</text:p>
          </table:table-cell>
          <table:table-cell table:style-name="ce9" table:formula="of:=1/[.F13]" office:value-type="float" office:value="-63.9521484375" calcext:value-type="float">
            <text:p>-63,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278" calcext:value-type="float">
            <text:p>65278</text:p>
          </table:table-cell>
          <table:table-cell office:value-type="float" office:value="680" calcext:value-type="float">
            <text:p>680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4]-[.E14])/([.B14]-[.D14])" office:value-type="float" office:value="-0.0208358867508273" calcext:value-type="float">
            <text:p>-0,02084</text:p>
          </table:table-cell>
          <table:table-cell table:style-name="ce9" table:formula="of:=1/[.F14]" office:value-type="float" office:value="-47.9941176470588" calcext:value-type="float">
            <text:p>-47,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219" calcext:value-type="float">
            <text:p>6421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5]-[.E15])/([.B15]-[.D15])" office:value-type="float" office:value="-0.0312714134429702" calcext:value-type="float">
            <text:p>-0,03127</text:p>
          </table:table-cell>
          <table:table-cell table:style-name="ce9" table:formula="of:=1/[.F15]" office:value-type="float" office:value="-31.9780876494024" calcext:value-type="float">
            <text:p>-31,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161" calcext:value-type="float">
            <text:p>4816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6]-[.E16])/([.B16]-[.D16])" office:value-type="float" office:value="-0.0416986813415014" calcext:value-type="float">
            <text:p>-0,04170</text:p>
          </table:table-cell>
          <table:table-cell table:style-name="ce9" table:formula="of:=1/[.F16]" office:value-type="float" office:value="-23.9815737051793" calcext:value-type="float">
            <text:p>-23,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107" calcext:value-type="float">
            <text:p>3210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7]-[.E17])/([.B17]-[.D17])" office:value-type="float" office:value="-0.0625525684558114" calcext:value-type="float">
            <text:p>-0,06255</text:p>
          </table:table-cell>
          <table:table-cell table:style-name="ce9" table:formula="of:=1/[.F17]" office:value-type="float" office:value="-15.9865537848606" calcext:value-type="float">
            <text:p>-15,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091" calcext:value-type="float">
            <text:p>2409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8]-[.E18])/([.B18]-[.D18])" office:value-type="float" office:value="-0.0833713929831846" calcext:value-type="float">
            <text:p>-0,08337</text:p>
          </table:table-cell>
          <table:table-cell table:style-name="ce9" table:formula="of:=1/[.F18]" office:value-type="float" office:value="-11.9945219123506" calcext:value-type="float">
            <text:p>-11,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063" calcext:value-type="float">
            <text:p>1606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19]-[.E19])/([.B19]-[.D19])" office:value-type="float" office:value="-0.125054493367379" calcext:value-type="float">
            <text:p>-0,12505</text:p>
          </table:table-cell>
          <table:table-cell table:style-name="ce9" table:formula="of:=1/[.F19]" office:value-type="float" office:value="-7.99651394422311" calcext:value-type="float">
            <text:p>-8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49" calcext:value-type="float">
            <text:p>1204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0]-[.E20])/([.B20]-[.D20])" office:value-type="float" office:value="-0.166749709350606" calcext:value-type="float">
            <text:p>-0,16675</text:p>
          </table:table-cell>
          <table:table-cell table:style-name="ce9" table:formula="of:=1/[.F20]" office:value-type="float" office:value="-5.99701195219124" calcext:value-type="float">
            <text:p>-6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33" calcext:value-type="float">
            <text:p>803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1]-[.E21])/([.B21]-[.D21])" office:value-type="float" office:value="-0.250186892599053" calcext:value-type="float">
            <text:p>-0,25019</text:p>
          </table:table-cell>
          <table:table-cell table:style-name="ce9" table:formula="of:=1/[.F21]" office:value-type="float" office:value="-3.99701195219123" calcext:value-type="float">
            <text:p>-4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31" calcext:value-type="float">
            <text:p>603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2]-[.E22])/([.B22]-[.D22])" office:value-type="float" office:value="-0.333333333333333" calcext:value-type="float">
            <text:p>-0,33333</text:p>
          </table:table-cell>
          <table:table-cell table:style-name="ce9" table:formula="of:=1/[.F22]" office:value-type="float" office:value="-3" calcext:value-type="float">
            <text:p>-3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22" calcext:value-type="float">
            <text:p>402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3]-[.E23])/([.B23]-[.D23])" office:value-type="float" office:value="-0.500124533001245" calcext:value-type="float">
            <text:p>-0,50012</text:p>
          </table:table-cell>
          <table:table-cell table:style-name="ce9" table:formula="of:=1/[.F23]" office:value-type="float" office:value="-1.99950199203187" calcext:value-type="float">
            <text:p>-2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21" calcext:value-type="float">
            <text:p>302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4]-[.E24])/([.B24]-[.D24])" office:value-type="float" office:value="-0.666224286662243" calcext:value-type="float">
            <text:p>-0,66622</text:p>
          </table:table-cell>
          <table:table-cell table:style-name="ce9" table:formula="of:=1/[.F24]" office:value-type="float" office:value="-1.50099601593626" calcext:value-type="float">
            <text:p>-1,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5]-[.E25])/([.B25]-[.D25])" office:value-type="float" office:value="-0.999502239920358" calcext:value-type="float">
            <text:p>-0,99950</text:p>
          </table:table-cell>
          <table:table-cell table:style-name="ce9" table:formula="of:=1/[.F25]" office:value-type="float" office:value="-1.00049800796813" calcext:value-type="float">
            <text:p>-1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13" calcext:value-type="float">
            <text:p>151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6]-[.E26])/([.B26]-[.D26])" office:value-type="float" office:value="-1.33333333333333" calcext:value-type="float">
            <text:p>-1,33333</text:p>
          </table:table-cell>
          <table:table-cell table:style-name="ce9" table:formula="of:=1/[.F26]" office:value-type="float" office:value="-0.75" calcext:value-type="float">
            <text:p>-0,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2" calcext:value-type="float">
            <text:p>101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7]-[.E27])/([.B27]-[.D27])" office:value-type="float" office:value="-1.99800995024876" calcext:value-type="float">
            <text:p>-1,99801</text:p>
          </table:table-cell>
          <table:table-cell table:style-name="ce9" table:formula="of:=1/[.F27]" office:value-type="float" office:value="-0.500498007968128" calcext:value-type="float">
            <text:p>-0,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1" calcext:value-type="float">
            <text:p>76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8]-[.E28])/([.B28]-[.D28])" office:value-type="float" office:value="-2.65960264900662" calcext:value-type="float">
            <text:p>-2,65960</text:p>
          </table:table-cell>
          <table:table-cell table:style-name="ce9" table:formula="of:=1/[.F28]" office:value-type="float" office:value="-0.375996015936255" calcext:value-type="float">
            <text:p>-0,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8" calcext:value-type="float">
            <text:p>50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29]-[.E29])/([.B29]-[.D29])" office:value-type="float" office:value="-4.00798403193613" calcext:value-type="float">
            <text:p>-4,00798</text:p>
          </table:table-cell>
          <table:table-cell table:style-name="ce9" table:formula="of:=1/[.F29]" office:value-type="float" office:value="-0.249501992031872" calcext:value-type="float">
            <text:p>-0,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30]-[.E30])/([.B30]-[.D30])" office:value-type="float" office:value="-5.30526315789474" calcext:value-type="float">
            <text:p>-5,30526</text:p>
          </table:table-cell>
          <table:table-cell table:style-name="ce9" table:formula="of:=1/[.F30]" office:value-type="float" office:value="-0.188492063492064" calcext:value-type="float">
            <text:p>-0,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6" calcext:value-type="float">
            <text:p>38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table:style-name="ce7" table:formula="of:=([.C31]-[.E31])/([.B31]-[.D31])" office:value-type="float" office:value="-5.30526315789474" calcext:value-type="float">
            <text:p>-5,30526</text:p>
          </table:table-cell>
          <table:table-cell table:style-name="ce9" table:formula="of:=1/[.F31]" office:value-type="float" office:value="-0.188492063492064" calcext:value-type="float">
            <text:p>-0,19</text:p>
          </table:table-cell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ja2" table:style-name="ta1">
        <table:table-column table:style-name="co7" table:number-columns-repeated="13" table:default-cell-style-name="Default"/>
        <table:table-column table:style-name="co5" table:number-columns-repeated="2" table:default-cell-style-name="Default"/>
        <table:table-column table:style-name="co5" table:default-cell-style-name="ce13"/>
        <table:table-column table:style-name="co5" table:default-cell-style-name="Default"/>
        <table:table-column table:style-name="co7" table:number-columns-repeated="8" table:default-cell-style-name="Default"/>
        <table:table-column table:style-name="co7" table:number-columns-repeated="2" table:default-cell-style-name="ce19"/>
        <table:table-column table:style-name="co5" table:default-cell-style-name="Default"/>
        <table:table-column table:style-name="co7" table:number-columns-repeated="996" table:default-cell-style-name="Default"/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formula="of:=[.C2]*2" office:value-type="float" office:value="512" calcext:value-type="float">
            <text:p>512</text:p>
          </table:table-cell>
          <table:table-cell table:formula="of:=[.D2]*2" office:value-type="float" office:value="256" calcext:value-type="float">
            <text:p>256</text:p>
          </table:table-cell>
          <table:table-cell table:formula="of:=[.E2]*2" office:value-type="float" office:value="128" calcext:value-type="float">
            <text:p>128</text:p>
          </table:table-cell>
          <table:table-cell table:formula="of:=[.F2]*2" office:value-type="float" office:value="64" calcext:value-type="float">
            <text:p>64</text:p>
          </table:table-cell>
          <table:table-cell table:formula="of:=[.G2]*2" office:value-type="float" office:value="32" calcext:value-type="float">
            <text:p>32</text:p>
          </table:table-cell>
          <table:table-cell table:formula="of:=[.H2]*2" office:value-type="float" office:value="16" calcext:value-type="float">
            <text:p>16</text:p>
          </table:table-cell>
          <table:table-cell table:formula="of:=[.I2]*2" office:value-type="float" office:value="8" calcext:value-type="float">
            <text:p>8</text:p>
          </table:table-cell>
          <table:table-cell table:formula="of:=[.J2]*2" office:value-type="float" office:value="4" calcext:value-type="float">
            <text:p>4</text:p>
          </table:table-cell>
          <table:table-cell table:formula="of:=[.K2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P2]*2" office:value-type="float" office:value="4096" calcext:value-type="float">
            <text:p>4096</text:p>
          </table:table-cell>
          <table:table-cell table:style-name="ce11" table:formula="of:=[.Q2]*2" office:value-type="float" office:value="2048" calcext:value-type="float">
            <text:p>2048</text:p>
          </table:table-cell>
          <table:table-cell table:formula="of:=[.R2]*2" office:value-type="float" office:value="1024" calcext:value-type="float">
            <text:p>1024</text:p>
          </table:table-cell>
          <table:table-cell table:formula="of:=[.S2]*2" office:value-type="float" office:value="512" calcext:value-type="float">
            <text:p>512</text:p>
          </table:table-cell>
          <table:table-cell table:formula="of:=[.T2]*2" office:value-type="float" office:value="256" calcext:value-type="float">
            <text:p>256</text:p>
          </table:table-cell>
          <table:table-cell table:formula="of:=[.U2]*2" office:value-type="float" office:value="128" calcext:value-type="float">
            <text:p>128</text:p>
          </table:table-cell>
          <table:table-cell table:formula="of:=[.V2]*2" office:value-type="float" office:value="64" calcext:value-type="float">
            <text:p>64</text:p>
          </table:table-cell>
          <table:table-cell table:formula="of:=[.W2]*2" office:value-type="float" office:value="32" calcext:value-type="float">
            <text:p>32</text:p>
          </table:table-cell>
          <table:table-cell table:formula="of:=[.X2]*2" office:value-type="float" office:value="16" calcext:value-type="float">
            <text:p>16</text:p>
          </table:table-cell>
          <table:table-cell table:formula="of:=[.Y2]*2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number-columns-repeated="15"/>
          <table:table-cell table:style-name="ce12"/>
          <table:table-cell table:style-name="ce15" table:formula="of:=[.Q2]*[.Q3]" office:value-type="float" office:value="0" calcext:value-type="float">
            <text:p>0</text:p>
          </table:table-cell>
          <table:table-cell table:style-name="ce15" table:formula="of:=[.R2]*[.R3]" office:value-type="float" office:value="0" calcext:value-type="float">
            <text:p>0</text:p>
          </table:table-cell>
          <table:table-cell table:style-name="ce15" table:formula="of:=[.S2]*[.S3]" office:value-type="float" office:value="0" calcext:value-type="float">
            <text:p>0</text:p>
          </table:table-cell>
          <table:table-cell table:style-name="ce15" table:formula="of:=[.T2]*[.T3]" office:value-type="float" office:value="0" calcext:value-type="float">
            <text:p>0</text:p>
          </table:table-cell>
          <table:table-cell table:style-name="ce15" table:formula="of:=[.U2]*[.U3]" office:value-type="float" office:value="0" calcext:value-type="float">
            <text:p>0</text:p>
          </table:table-cell>
          <table:table-cell table:style-name="ce15" table:formula="of:=[.V2]*[.V3]" office:value-type="float" office:value="32" calcext:value-type="float">
            <text:p>32</text:p>
          </table:table-cell>
          <table:table-cell table:style-name="ce15" table:formula="of:=[.W2]*[.W3]" office:value-type="float" office:value="0" calcext:value-type="float">
            <text:p>0</text:p>
          </table:table-cell>
          <table:table-cell table:style-name="ce15" table:formula="of:=[.X2]*[.X3]" office:value-type="float" office:value="0" calcext:value-type="float">
            <text:p>0</text:p>
          </table:table-cell>
          <table:table-cell table:style-name="ce18" table:formula="of:=[.Y2]*[.Y3]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Q4:.AA4])" office:value-type="float" office:value="32" calcext:value-type="float">
            <text:p>32</text:p>
          </table:table-cell>
          <table:table-cell table:number-columns-repeated="996"/>
        </table:table-row>
        <table:table-row table:style-name="ro1" table:number-rows-repeated="2">
          <table:table-cell table:number-columns-repeated="25"/>
          <table:table-cell table:style-name="Default" table:number-columns-repeated="2"/>
          <table:table-cell table:number-columns-repeated="997"/>
        </table:table-row>
        <table:table-row table:style-name="ro1"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3"/>
          <table:table-cell table:formula="of:=[.O8]*-2" office:value-type="float" office:value="-8192" calcext:value-type="float">
            <text:p>-8192</text:p>
          </table:table-cell>
          <table:table-cell table:formula="of:=[.P8]*2" office:value-type="float" office:value="4096" calcext:value-type="float">
            <text:p>4096</text:p>
          </table:table-cell>
          <table:table-cell table:formula="of:=[.Q8]*2" office:value-type="float" office:value="2048" calcext:value-type="float">
            <text:p>2048</text:p>
          </table:table-cell>
          <table:table-cell table:formula="of:=[.R8]*2" office:value-type="float" office:value="1024" calcext:value-type="float">
            <text:p>1024</text:p>
          </table:table-cell>
          <table:table-cell table:formula="of:=[.S8]*2" office:value-type="float" office:value="512" calcext:value-type="float">
            <text:p>512</text:p>
          </table:table-cell>
          <table:table-cell table:formula="of:=[.T8]*2" office:value-type="float" office:value="256" calcext:value-type="float">
            <text:p>256</text:p>
          </table:table-cell>
          <table:table-cell table:formula="of:=[.U8]*2" office:value-type="float" office:value="128" calcext:value-type="float">
            <text:p>128</text:p>
          </table:table-cell>
          <table:table-cell table:formula="of:=[.V8]*2" office:value-type="float" office:value="64" calcext:value-type="float">
            <text:p>64</text:p>
          </table:table-cell>
          <table:table-cell table:formula="of:=[.W8]*2" office:value-type="float" office:value="32" calcext:value-type="float">
            <text:p>32</text:p>
          </table:table-cell>
          <table:table-cell table:formula="of:=[.X8]*2" office:value-type="float" office:value="16" calcext:value-type="float">
            <text:p>16</text:p>
          </table:table-cell>
          <table:table-cell table:formula="of:=[.Y8]*2" office:value-type="float" office:value="8" calcext:value-type="float">
            <text:p>8</text:p>
          </table:table-cell>
          <table:table-cell table:style-name="ce19" table:formula="of:=[.Z8]*2" office:value-type="float" office:value="4" calcext:value-type="float">
            <text:p>4</text:p>
          </table:table-cell>
          <table:table-cell table:formula="of:=[.AA8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13"/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13"/>
          <table:table-cell table:formula="of:=[.N8]*[.N9]" office:value-type="float" office:value="-8192" calcext:value-type="float">
            <text:p>-8192</text:p>
          </table:table-cell>
          <table:table-cell table:formula="of:=[.O8]*[.O9]" office:value-type="float" office:value="4096" calcext:value-type="float">
            <text:p>4096</text:p>
          </table:table-cell>
          <table:table-cell table:formula="of:=[.P8]*[.P9]" office:value-type="float" office:value="2048" calcext:value-type="float">
            <text:p>2048</text:p>
          </table:table-cell>
          <table:table-cell table:formula="of:=[.Q8]*[.Q9]" office:value-type="float" office:value="1024" calcext:value-type="float">
            <text:p>1024</text:p>
          </table:table-cell>
          <table:table-cell table:formula="of:=[.R8]*[.R9]" office:value-type="float" office:value="512" calcext:value-type="float">
            <text:p>512</text:p>
          </table:table-cell>
          <table:table-cell table:formula="of:=[.S8]*[.S9]" office:value-type="float" office:value="256" calcext:value-type="float">
            <text:p>256</text:p>
          </table:table-cell>
          <table:table-cell table:formula="of:=[.T8]*[.T9]" office:value-type="float" office:value="128" calcext:value-type="float">
            <text:p>128</text:p>
          </table:table-cell>
          <table:table-cell table:formula="of:=[.U8]*[.U9]" office:value-type="float" office:value="64" calcext:value-type="float">
            <text:p>64</text:p>
          </table:table-cell>
          <table:table-cell table:formula="of:=[.V8]*[.V9]" office:value-type="float" office:value="0" calcext:value-type="float">
            <text:p>0</text:p>
          </table:table-cell>
          <table:table-cell table:formula="of:=[.W8]*[.W9]" office:value-type="float" office:value="16" calcext:value-type="float">
            <text:p>16</text:p>
          </table:table-cell>
          <table:table-cell table:formula="of:=[.X8]*[.X9]" office:value-type="float" office:value="8" calcext:value-type="float">
            <text:p>8</text:p>
          </table:table-cell>
          <table:table-cell table:formula="of:=[.Y8]*[.Y9]" office:value-type="float" office:value="4" calcext:value-type="float">
            <text:p>4</text:p>
          </table:table-cell>
          <table:table-cell table:style-name="Default" table:formula="of:=[.Z8]*[.Z9]" office:value-type="float" office:value="2" calcext:value-type="float">
            <text:p>2</text:p>
          </table:table-cell>
          <table:table-cell table:style-name="Default" table:formula="of:=[.AA8]*[.AA9]" office:value-type="float" office:value="1" calcext:value-type="float">
            <text:p>1</text:p>
          </table:table-cell>
          <table:table-cell table:formula="of:=SUM([.N10:.AA10])" office:value-type="float" office:value="-33" calcext:value-type="float">
            <text:p>-33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07:01:57.493117575</meta:creation-date>
    <dc:date>2017-05-01T10:51:09.657707378</dc:date>
    <meta:editing-duration>PT26M27S</meta:editing-duration>
    <meta:editing-cycles>6</meta:editing-cycles>
    <meta:generator>LibreOffice/5.1.6.2$Linux_X86_64 LibreOffice_project/10m0$Build-2</meta:generator>
    <meta:document-statistic meta:table-count="3" meta:cell-count="451" meta:object-count="0"/>
  </office:meta>
</office:document-meta>
</file>